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75cm" fo:min-width="5.784cm"/>
    </style:style>
    <style:style style:name="gr2" style:family="graphic" style:parent-style-name="standard">
      <style:graphic-properties draw:stroke="dash" draw:stroke-dash="Ultrafine_20_2_20_Dots_20_3_20_Dashes" draw:fill-color="#ffffff" draw:textarea-horizontal-align="justify" draw:textarea-vertical-align="middle" draw:auto-grow-height="false" fo:min-height="1.75cm" fo:min-width="4.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1.306cm" fo:min-width="3.672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75cm" fo:min-width="4.496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75cm" fo:min-width="4.423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75cm" fo:min-width="5.8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0.821cm" fo:min-width="1.516cm"/>
    </style:style>
    <style:style style:name="gr10" style:family="graphic" style:parent-style-name="objectwithoutfill">
      <style:graphic-properties draw:stroke="dash" draw:stroke-dash="Ultrafine_20_2_20_Dots_20_3_20_Dashes" draw:marker-end="Arrow" draw:marker-end-width="0.3cm" draw:fill="none" draw:textarea-vertical-align="middle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1.01cm" fo:min-width="3.908cm"/>
    </style:style>
    <style:style style:name="gr12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2cm" fo:min-width="0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1.75cm" fo:min-width="5.814cm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0.821cm" fo:min-width="1.704cm"/>
    </style:style>
    <style:style style:name="P1" style:family="paragraph">
      <style:paragraph-properties fo:text-align="center"/>
      <style:text-properties fo:font-size="16pt" style:font-size-asian="18pt" style:font-size-complex="18pt"/>
    </style:style>
    <style:style style:name="P2" style:family="paragraph">
      <loext:graphic-properties draw:fill-color="#ffffff"/>
      <style:paragraph-properties fo:text-align="center"/>
      <style:text-properties fo:font-size="16pt" style:font-size-asian="18pt" style:font-size-complex="18pt"/>
    </style:style>
    <style:style style:name="P3" style:family="paragraph">
      <style:paragraph-properties fo:text-align="center"/>
      <style:text-properties fo:font-size="14pt" style:font-size-asian="18pt" style:font-size-complex="18pt"/>
    </style:style>
    <style:style style:name="P4" style:family="paragraph">
      <loext:graphic-properties draw:fill-color="#ffffff"/>
      <style:paragraph-properties fo:text-align="center"/>
      <style:text-properties fo:font-size="14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6pt" style:font-size-asian="18pt" style:font-size-complex="18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text-properties fo:font-size="14pt" style:font-size-asian="18pt" style:font-size-complex="18pt"/>
    </style:style>
    <style:style style:name="P10" style:family="paragraph">
      <loext:graphic-properties draw:fill="none" draw:fill-color="#ffffff"/>
      <style:text-properties fo:font-size="14pt" style:font-size-asian="18pt" style:font-size-complex="18pt"/>
    </style:style>
    <style:style style:name="T1" style:family="text">
      <style:text-properties fo:font-size="16pt" style:font-size-asian="18pt" style:font-size-complex="18pt"/>
    </style:style>
    <style:style style:name="T2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6.284cm" svg:height="2cm" svg:x="4.08cm" svg:y="15.463cm">
          <text:p text:style-name="P1"><text:span text:style-name="T1">housenumberserverAPI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8" draw:id="id8" draw:layer="layout" svg:width="4.9cm" svg:height="2cm" svg:x="14.664cm" svg:y="8.963cm">
          <text:p text:style-name="P3"><text:span text:style-name="T2">housenumberfrontend</text:span><text:span text:style-name="T2"><text:line-break/></text:span><text:span text:style-name="T2">(Preproduction)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3.666cm" svg:y1="14.163cm" svg:x2="7.222cm" svg:y2="15.463cm" draw:start-shape="id1" draw:start-glue-point="2" draw:end-shape="id2" draw:end-glue-point="0" svg:d="M3666 14163l3556 1300" svg:viewBox="0 0 3557 1301">
          <text:p/>
        </draw:connector>
        <draw:custom-shape draw:style-name="gr4" draw:text-style-name="P6" xml:id="id4" draw:id="id4" draw:layer="layout" svg:width="5.9cm" svg:height="2.2cm" svg:x="8.164cm" svg:y="19.763cm">
          <text:p text:style-name="P1"><text:span text:style-name="T1">hausnummern</text:span><text:span text:style-name="T1"><text:line-break/></text:span><text:span text:style-name="T1">D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6" draw:id="id6" draw:layer="layout" svg:width="5.9cm" svg:height="2.2cm" svg:x="1.634cm" svg:y="19.858cm">
          <text:p text:style-name="P1"><text:span text:style-name="T1">osm_mapnik</text:span><text:span text:style-name="T1"><text:line-break/></text:span><text:span text:style-name="T1">D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" draw:id="id1" draw:layer="layout" svg:width="4.996cm" svg:height="2cm" svg:x="1.168cm" svg:y="12.163cm">
          <text:p text:style-name="P1">housenumberclient</text:p>
          <draw:enhanced-geometry svg:viewBox="0 0 21600 21600" draw:type="rectangle" draw:enhanced-path="M 0 0 L 21600 0 21600 21600 0 21600 0 0 Z N"/>
        </draw:custom-shape>
        <draw:custom-shape draw:style-name="gr6" draw:text-style-name="P2" xml:id="id3" draw:id="id3" draw:layer="layout" svg:width="4.923cm" svg:height="2cm" svg:x="9.364cm" svg:y="8.863cm">
          <text:p text:style-name="P1"><text:span text:style-name="T1">regio-osm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5" draw:id="id5" draw:layer="layout" svg:width="6.3cm" svg:height="2cm" svg:x="12.964cm" svg:y="16.463cm">
          <text:p text:style-name="P1"><text:span text:style-name="T1">housenumbercore</text:span>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0.964cm" svg:y1="7.963cm" svg:x2="19.864cm" svg:y2="7.963cm">
          <text:p/>
        </draw:line>
        <draw:connector draw:style-name="gr3" draw:text-style-name="P5" draw:layer="layout" draw:type="line" svg:x1="11.825cm" svg:y1="10.863cm" svg:x2="11.114cm" svg:y2="19.763cm" draw:start-shape="id3" draw:start-glue-point="2" draw:end-shape="id4" draw:end-glue-point="4" svg:d="M11825 10863l-711 8900" svg:viewBox="0 0 712 8901">
          <text:p/>
        </draw:connector>
        <draw:connector draw:style-name="gr3" draw:text-style-name="P5" draw:layer="layout" draw:type="line" svg:x1="16.114cm" svg:y1="18.463cm" svg:x2="11.114cm" svg:y2="19.763cm" draw:start-shape="id5" draw:start-glue-point="2" draw:end-shape="id4" draw:end-glue-point="4" svg:d="M16114 18463l-5000 1300" svg:viewBox="0 0 5001 1301">
          <text:p/>
        </draw:connector>
        <draw:connector draw:style-name="gr3" draw:text-style-name="P5" draw:layer="layout" draw:type="line" svg:x1="16.114cm" svg:y1="18.463cm" svg:x2="4.584cm" svg:y2="19.858cm" draw:start-shape="id5" draw:start-glue-point="2" draw:end-shape="id6" draw:end-glue-point="4" svg:d="M16114 18463l-11530 1395" svg:viewBox="0 0 11531 1396">
          <text:p/>
        </draw:connector>
        <draw:custom-shape draw:style-name="gr9" draw:text-style-name="P5" xml:id="id7" draw:id="id7" draw:layer="layout" svg:width="3.2cm" svg:height="1.7cm" svg:x="16.564cm" svg:y="13.963cm">
          <text:p text:style-name="P7">terminal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5" draw:layer="layout" draw:type="line" svg:x1="17.764cm" svg:y1="15.663cm" svg:x2="16.114cm" svg:y2="16.463cm" draw:start-shape="id7" draw:start-glue-point="7" draw:end-shape="id5" svg:d="M17764 15663l-1650 800" svg:viewBox="0 0 1651 801">
          <text:p/>
        </draw:connector>
        <draw:connector draw:style-name="gr10" draw:text-style-name="P5" draw:layer="layout" draw:type="line" svg:x1="17.114cm" svg:y1="10.963cm" svg:x2="11.114cm" svg:y2="19.763cm" draw:start-shape="id8" draw:start-glue-point="2" draw:end-shape="id4" draw:end-glue-point="4" svg:d="M17114 10963l-6000 8800" svg:viewBox="0 0 6001 8801">
          <text:p/>
        </draw:connector>
        <draw:custom-shape draw:style-name="gr11" draw:text-style-name="P5" xml:id="id9" draw:id="id9" draw:layer="layout" svg:width="7cm" svg:height="2cm" svg:x="11.264cm" svg:y="3.163cm">
          <text:p text:style-name="P7">Browser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5" draw:layer="layout" draw:type="line" svg:x1="13.889cm" svg:y1="5.163cm" svg:x2="11.825cm" svg:y2="8.863cm" draw:start-shape="id9" draw:start-glue-point="7" draw:end-shape="id3" draw:end-glue-point="0" svg:d="M13889 5163l-2064 3700" svg:viewBox="0 0 2065 3701">
          <text:p/>
        </draw:connector>
        <draw:connector draw:style-name="gr12" draw:text-style-name="P5" draw:layer="layout" draw:type="line" svg:x1="7.222cm" svg:y1="17.463cm" svg:x2="11.114cm" svg:y2="19.763cm" draw:start-shape="id2" draw:start-glue-point="2" draw:end-shape="id4" draw:end-glue-point="4" svg:d="M7222 17463l3892 2300" svg:viewBox="0 0 3893 2301">
          <text:p/>
        </draw:connector>
        <draw:frame draw:style-name="gr13" draw:text-style-name="P8" draw:layer="layout" svg:width="2.369cm" svg:height="0.962cm" svg:x="17.564cm" svg:y="7.901cm">
          <draw:text-box>
            <text:p>Server</text:p>
          </draw:text-box>
        </draw:frame>
        <draw:frame draw:style-name="gr14" draw:text-style-name="P8" draw:layer="layout" svg:width="2.653cm" svg:height="1.062cm" svg:x="17.364cm" svg:y="6.863cm">
          <draw:text-box>
            <text:p>Internet</text:p>
          </draw:text-box>
        </draw:frame>
        <draw:custom-shape draw:style-name="gr15" draw:text-style-name="P2" draw:layer="layout" svg:width="6.314cm" svg:height="2cm" svg:x="4.104cm" svg:y="3.232cm">
          <text:p text:style-name="P1">housenumberclient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.284cm" svg:y1="5.263cm" svg:x2="7.222cm" svg:y2="15.463cm" draw:end-shape="id2" draw:end-glue-point="0" svg:d="M7284 5263l-62 10200" svg:viewBox="0 0 63 10201">
          <text:p/>
        </draw:connector>
        <draw:custom-shape draw:style-name="gr5" draw:text-style-name="P2" xml:id="id10" draw:id="id10" draw:layer="layout" svg:width="4.996cm" svg:height="2cm" svg:x="6.968cm" svg:y="12.163cm">
          <text:p text:style-name="P1">housenumber<text:line-break/>instantclient</text:p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3.63cm" svg:height="0.802cm" svg:x="10.864cm" svg:y="10.063cm">
          <draw:text-box>
            <text:p text:style-name="P9"><text:span text:style-name="T2">gitlab (private)</text:span></text:p>
          </draw:text-box>
        </draw:frame>
        <draw:connector draw:style-name="gr3" draw:text-style-name="P5" draw:layer="layout" draw:type="line" svg:x1="11.825cm" svg:y1="10.863cm" svg:x2="9.466cm" svg:y2="12.163cm" draw:start-shape="id3" draw:start-glue-point="2" draw:end-shape="id10" draw:end-glue-point="0" svg:d="M11825 10863l-2359 1300" svg:viewBox="0 0 2360 1301">
          <text:p/>
        </draw:connector>
        <draw:connector draw:style-name="gr3" draw:text-style-name="P5" draw:layer="layout" draw:type="line" svg:x1="9.466cm" svg:y1="14.163cm" svg:x2="7.222cm" svg:y2="15.463cm" draw:start-shape="id10" draw:start-glue-point="2" draw:end-shape="id2" draw:end-glue-point="0" svg:d="M9466 14163l-2244 1300" svg:viewBox="0 0 2245 1301">
          <text:p/>
        </draw:connector>
        <draw:custom-shape draw:style-name="gr16" draw:text-style-name="P5" xml:id="id11" draw:id="id11" draw:layer="layout" svg:width="3.5cm" svg:height="1.7cm" svg:x="1.564cm" svg:y="8.863cm">
          <text:p text:style-name="P7">cronjobs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5" draw:layer="layout" draw:type="line" svg:x1="2.876cm" svg:y1="10.563cm" svg:x2="3.666cm" svg:y2="12.163cm" draw:start-shape="id11" draw:start-glue-point="7" draw:end-shape="id1" svg:d="M2876 10563l790 1600" svg:viewBox="0 0 791 1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9T21:22:14.429407725</meta:creation-date>
    <dc:date>2018-04-09T22:20:24.252181355</dc:date>
    <meta:editing-duration>PT58M12S</meta:editing-duration>
    <meta:editing-cycles>1</meta:editing-cycles>
    <meta:document-statistic meta:object-count="28"/>
    <meta:generator>LibreOffice/5.2.5.1$Linux_X86_64 LibreOffice_project/0312e1a284a7d50ca85a365c316c7abbf20a4d22</meta:generator>
  </office:meta>
</office:document-meta>
</file>